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justify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/>
    <style:style style:name="P6" style:family="paragraph" style:parent-style-name="Standard">
      <style:paragraph-properties fo:text-align="justify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6" style:family="text" style:parent-style-name="Default_20_Paragraph_20_Font"/>
    <style:style style:name="P7" style:family="paragraph" style:parent-style-name="Standard">
      <style:paragraph-properties fo:text-align="justify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justify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6" style:family="text" style:parent-style-name="Default_20_Paragraph_20_Font"/>
    <style:style style:name="P9" style:family="paragraph" style:parent-style-name="Standard">
      <style:paragraph-properties fo:text-align="justify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9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10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11" style:family="text" style:parent-style-name="Default_20_Paragraph_20_Font"/>
    <style:style style:name="P10" style:family="paragraph" style:parent-style-name="Standard">
      <style:paragraph-properties fo:text-align="justify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6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3" style:family="text" style:parent-style-name="Default_20_Paragraph_20_Font"/>
    <style:style style:name="P13" style:family="paragraph" style:parent-style-name="Standard">
      <style:paragraph-properties fo:text-align="left" fo:margin-bottom="0.494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.494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bottom="0.494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6" style:family="paragraph" style:parent-style-name="Standard">
      <style:paragraph-properties fo:text-align="left" fo:margin-bottom="0.494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able1" style:family="table">
      <style:table-properties table:align="left" style:width="4.992cm" fo:margin-left="0cm"/>
    </style:style>
    <style:style style:name="Column1" style:family="table-column">
      <style:table-column-properties style:column-width="2.496cm"/>
    </style:style>
    <style:style style:name="Column2" style:family="table-column">
      <style:table-column-properties style:column-width="2.496cm"/>
    </style:style>
    <style:style style:name="Row1" style:family="table-row">
      <style:table-row-properties style:min-row-height="0.549cm"/>
    </style:style>
    <style:style style:name="Cell1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2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2" style:family="table-row">
      <style:table-row-properties style:min-row-height="0.549cm"/>
    </style:style>
    <style:style style:name="Cell3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4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3" style:family="table-row">
      <style:table-row-properties style:min-row-height="0.549cm"/>
    </style:style>
    <style:style style:name="Cell5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6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4" style:family="table-row">
      <style:table-row-properties style:min-row-height="0.549cm"/>
    </style:style>
    <style:style style:name="Cell7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8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5" style:family="table-row">
      <style:table-row-properties style:min-row-height="0.549cm"/>
    </style:style>
    <style:style style:name="Cell9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0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6" style:family="table-row">
      <style:table-row-properties style:min-row-height="0.549cm"/>
    </style:style>
    <style:style style:name="Cell11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12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Table2" style:family="table">
      <style:table-properties table:align="left" style:width="4.872cm" fo:margin-left="0cm"/>
    </style:style>
    <style:style style:name="Column3" style:family="table-column">
      <style:table-column-properties style:column-width="2.436cm"/>
    </style:style>
    <style:style style:name="Column4" style:family="table-column">
      <style:table-column-properties style:column-width="2.436cm"/>
    </style:style>
    <style:style style:name="Row7" style:family="table-row">
      <style:table-row-properties style:min-row-height="0.543cm"/>
    </style:style>
    <style:style style:name="Cell13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14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8" style:family="table-row">
      <style:table-row-properties style:min-row-height="0.543cm"/>
    </style:style>
    <style:style style:name="Cell15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16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9" style:family="table-row">
      <style:table-row-properties style:min-row-height="0.543cm"/>
    </style:style>
    <style:style style:name="Cell17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18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Row10" style:family="table-row">
      <style:table-row-properties style:min-row-height="0.543cm"/>
    </style:style>
    <style:style style:name="Cell19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Cell20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Row11" style:family="table-row">
      <style:table-row-properties style:min-row-height="0.543cm"/>
    </style:style>
    <style:style style:name="Cell21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Cell22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Row12" style:family="table-row">
      <style:table-row-properties style:min-row-height="0.575cm"/>
    </style:style>
    <style:style style:name="Cell23" style:family="table-cell">
      <style:table-cell-properties style:vertical-align="top"/>
    </style:style>
    <style:style style:name="P39" style:family="paragraph" style:parent-style-name="Standard">
      <style:paragraph-properties fo:text-align="center" fo:margin-bottom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Cell24" style:family="table-cell">
      <style:table-cell-properties style:vertical-align="top"/>
    </style:style>
    <style:style style:name="P40" style:family="paragraph" style:parent-style-name="Standard">
      <style:paragraph-properties fo:text-align="center" fo:margin-bottom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4" style:family="text" style:parent-style-name="Default_20_Paragraph_20_Font"/>
    <style:style style:name="T43_5" style:family="text" style:parent-style-name="Default_20_Paragraph_20_Font"/>
  </office:automatic-styles>
  <office:body>
    <office:text>
      <text:p text:style-name="P1"><text:span text:style-name="T1_1">EXPERIMENTO<text:s/>PAIN                                                                                   <text:s/>20/06/2008<text:s/></text:span></text:p>
      <text:p text:style-name="P2"><text:span text:style-name="T2_1"> </text:span><text:span text:style-name="T2_2"><text:s/></text:span></text:p>
      <text:p text:style-name="P3"><text:span text:style-name="T3_1"> 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Reserpina<text:s/>(Grupo<text:s/>CONTROLE</text:span><text:span text:style-name="T5_2">)</text:span><text:span text:style-name="T5_3"><text:s/></text:span></text:p>
      <text:p text:style-name="P6"><text:span text:style-name="T6_1">    <text:s/></text:span><text:span text:style-name="T6_2">Dose:<text:s/>5<text:s/>mg/kg</text:span><text:span text:style-name="T6_3"><text:s/>(</text:span><text:span text:style-name="T6_4">IP</text:span><text:span text:style-name="T6_5">)</text:span><text:span text:style-name="T6_6"><text:s/></text:span></text:p>
      <text:p text:style-name="P7"><text:span text:style-name="T7_1">    <text:s/>Volume:<text:s/>0,2<text:s/>ml</text:span><text:span text:style-name="T7_2"><text:s/></text:span></text:p>
      <text:p text:style-name="P8"><text:span text:style-name="T8_1">    <text:s/>Preparação:<text:s/>22<text:s/>mg<text:s/>de<text:s/>reserpina<text:s/>foram<text:s/>dissolvidos<text:s/>em<text:s/>0,5<text:s/>ml<text:s/>de<text:s/>ácido<text:s/>acético<text:s/>e<text:s/>9,5<text:s/>ml<text:s/>de<text:s/>soro<text:s/>fisiológico</text:span><text:span text:style-name="T8_2">,<text:s/>ficando<text:s/>a<text:s/></text:span><text:span text:style-name="T8_3">reserpina<text:s/>totalmente<text:s/>dissolvida<text:s/>na<text:s/>solução<text:s/>final<text:s/>de<text:s/>10<text:s/>ml.<text:s/>No<text:s/>grupo<text:s/>Controle<text:s/>foram<text:s/>utilizados<text:s/>apenas<text:s/>2<text:s/>ml</text:span><text:span text:style-name="T8_4"><text:s/>da<text:s/>solução</text:span><text:span text:style-name="T8_5">.</text:span><text:span text:style-name="T8_6"><text:s/></text:span></text:p>
      <text:p text:style-name="P9"><text:span text:style-name="T9_1">     <text:s/>Para<text:s/>o<text:s/>teste<text:s/>com<text:s/>o<text:s/>grupo<text:s/>Controle<text:s/>foram<text:s/>utilizadas<text:s/>as<text:s/>caixas<text:s/>01'<text:s/></text:span><text:span text:style-name="T9_2">(média<text:s/>de<text:s/>peso:<text:s/></text:span><text:span text:style-name="T9_3">0,213<text:s/>kg</text:span><text:span text:style-name="T9_4">)<text:s/></text:span><text:span text:style-name="T9_5">e<text:s/>03'</text:span><text:span text:style-name="T9_6"><text:s/>(média<text:s/>de<text:s/>peso:0,227<text:s/>kg)</text:span><text:span text:style-name="T9_7">.</text:span><text:span text:style-name="T9_8"><text:s/>Média<text:s/>utilizada:<text:s/></text:span><text:span text:style-name="T9_9">0,220<text:s/>kg</text:span><text:span text:style-name="T9_10">.</text:span><text:span text:style-name="T9_11"><text:s/></text:span></text:p>
      <text:p text:style-name="P10"><text:span text:style-name="T10_1">     <text:s/>A<text:s/>reserpina<text:s/>foi<text:s/>aplicada<text:s/>às<text:s/>11:<text:s/>30<text:s/>hs,<text:s/></text:span><text:span text:style-name="T10_2">0,2<text:s/>ml<text:s/>intraperitoneal<text:s/>em<text:s/>cada<text:s/>animal,<text:s/></text:span><text:span text:style-name="T10_3">quando<text:s/>ao<text:s/>me</text:span><text:span text:style-name="T10_4">smo<text:s/>tempo<text:s/>teve<text:s/>início<text:s/>o<text:s/>jejum,<text:s/>À</text:span><text:span text:style-name="T10_5">s<text:s/>15:30<text:s/>hs<text:s/>foi<text:s/>aplicada<text:s/>a<text:s/>carragenina<text:s/>e<text:s/>às<text:s/>17:30<text:s/>o<text:s/>teste<text:s/>Hargreaves<text:s/>foi<text:s/>realizado.</text:span><text:span text:style-name="T10_6"><text:s/></text:span></text:p>
      <text:p text:style-name="P11"><text:span text:style-name="T11_1"> </text:span><text:span text:style-name="T11_2"><text:s/></text:span></text:p>
      <text:p text:style-name="P12"><text:span text:style-name="T12_1">Carragenina:<text:s/></text:span><text:span text:style-name="T12_2">10<text:s/>mg/ml<text:s/>(SC)</text:span><text:span text:style-name="T12_3"><text:s/></text:span></text:p>
      <text:p text:style-name="P13"><text:span text:style-name="T13_1">     <text:s/>Vol.:<text:s/>0,1<text:s/>ml</text:span><text:span text:style-name="T13_2"><text:s/></text:span></text:p>
      <text:p text:style-name="P14"><text:span text:style-name="T14_1"> </text:span><text:span text:style-name="T14_2"><text:s/></text:span></text:p>
      <text:p text:style-name="P15"><text:span text:style-name="T15_1">Caixa<text:s/>01'</text:span><text:span text:style-name="T15_2">             <text:s/></text:span><text:span text:style-name="T15_3">                                                    <text:s/>Caixa<text:s/>03'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text:s/></text:span></text:p>
      <text:p text:style-name="P16"><text:span text:style-name="T16_1"> </text:span><text:span text:style-name="T16_2">                                                                                 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7"><text:span text:style-name="T17_1">RATO</text:span><text:span text:style-name="T17_2"><text:s/></text:span></text:p>
          </table:table-cell>
          <table:table-cell table:style-name="Cell2">
            <text:p text:style-name="P18"><text:span text:style-name="T18_1">TEMPO</text:span><text:span text:style-name="T18_2"><text:s/></text:span></text:p>
          </table:table-cell>
        </table:table-row>
        <table:table-row table:style-name="Row2">
          <table:table-cell table:style-name="Cell3">
            <text:p text:style-name="P19"><text:span text:style-name="T19_1">01</text:span><text:span text:style-name="T19_2"><text:s/></text:span></text:p>
          </table:table-cell>
          <table:table-cell table:style-name="Cell4">
            <text:p text:style-name="P20"><text:span text:style-name="T20_1">1,8</text:span><text:span text:style-name="T20_2"><text:s/></text:span></text:p>
          </table:table-cell>
        </table:table-row>
        <table:table-row table:style-name="Row3">
          <table:table-cell table:style-name="Cell5">
            <text:p text:style-name="P21"><text:span text:style-name="T21_1">02</text:span><text:span text:style-name="T21_2"><text:s/></text:span></text:p>
          </table:table-cell>
          <table:table-cell table:style-name="Cell6">
            <text:p text:style-name="P22"><text:span text:style-name="T22_1">3,6</text:span><text:span text:style-name="T22_2"><text:s/></text:span></text:p>
          </table:table-cell>
        </table:table-row>
        <table:table-row table:style-name="Row4">
          <table:table-cell table:style-name="Cell7">
            <text:p text:style-name="P23"><text:span text:style-name="T23_1">03</text:span><text:span text:style-name="T23_2"><text:s/></text:span></text:p>
          </table:table-cell>
          <table:table-cell table:style-name="Cell8">
            <text:p text:style-name="P24"><text:span text:style-name="T24_1">2,8</text:span><text:span text:style-name="T24_2"><text:s/></text:span></text:p>
          </table:table-cell>
        </table:table-row>
        <table:table-row table:style-name="Row5">
          <table:table-cell table:style-name="Cell9">
            <text:p text:style-name="P25"><text:span text:style-name="T25_1">04</text:span><text:span text:style-name="T25_2"><text:s/></text:span></text:p>
          </table:table-cell>
          <table:table-cell table:style-name="Cell10">
            <text:p text:style-name="P26"><text:span text:style-name="T26_1">16,5</text:span><text:span text:style-name="T26_2"><text:s/></text:span></text:p>
          </table:table-cell>
        </table:table-row>
        <table:table-row table:style-name="Row6">
          <table:table-cell table:style-name="Cell11">
            <text:p text:style-name="P27"><text:span text:style-name="T27_1">05</text:span><text:span text:style-name="T27_2"><text:s/></text:span></text:p>
          </table:table-cell>
          <table:table-cell table:style-name="Cell12">
            <text:p text:style-name="P28"><text:span text:style-name="T28_1">3,3</text:span><text:span text:style-name="T28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29"><text:span text:style-name="T29_1">RATO</text:span><text:span text:style-name="T29_2"><text:s/></text:span></text:p>
          </table:table-cell>
          <table:table-cell table:style-name="Cell14">
            <text:p text:style-name="P30"><text:span text:style-name="T30_1">TEMPO</text:span><text:span text:style-name="T30_2"><text:s/></text:span></text:p>
          </table:table-cell>
        </table:table-row>
        <table:table-row table:style-name="Row8">
          <table:table-cell table:style-name="Cell15">
            <text:p text:style-name="P31"><text:span text:style-name="T31_1">01</text:span><text:span text:style-name="T31_2"><text:s/></text:span></text:p>
          </table:table-cell>
          <table:table-cell table:style-name="Cell16">
            <text:p text:style-name="P32"><text:span text:style-name="T32_1">12,6</text:span><text:span text:style-name="T32_2"><text:s/></text:span></text:p>
          </table:table-cell>
        </table:table-row>
        <table:table-row table:style-name="Row9">
          <table:table-cell table:style-name="Cell17">
            <text:p text:style-name="P33"><text:span text:style-name="T33_1">02</text:span><text:span text:style-name="T33_2"><text:s/></text:span></text:p>
          </table:table-cell>
          <table:table-cell table:style-name="Cell18">
            <text:p text:style-name="P34"><text:span text:style-name="T34_1">2,3</text:span><text:span text:style-name="T34_2"><text:s/></text:span></text:p>
          </table:table-cell>
        </table:table-row>
        <table:table-row table:style-name="Row10">
          <table:table-cell table:style-name="Cell19">
            <text:p text:style-name="P35"><text:span text:style-name="T35_1">03</text:span><text:span text:style-name="T35_2"><text:s/></text:span></text:p>
          </table:table-cell>
          <table:table-cell table:style-name="Cell20">
            <text:p text:style-name="P36"><text:span text:style-name="T36_1">4,9</text:span><text:span text:style-name="T36_2"><text:s/></text:span></text:p>
          </table:table-cell>
        </table:table-row>
        <table:table-row table:style-name="Row11">
          <table:table-cell table:style-name="Cell21">
            <text:p text:style-name="P37"><text:span text:style-name="T37_1">04</text:span><text:span text:style-name="T37_2"><text:s/></text:span></text:p>
          </table:table-cell>
          <table:table-cell table:style-name="Cell22">
            <text:p text:style-name="P38"><text:span text:style-name="T38_1">13,6</text:span><text:span text:style-name="T38_2"><text:s/></text:span></text:p>
          </table:table-cell>
        </table:table-row>
        <table:table-row table:style-name="Row12">
          <table:table-cell table:style-name="Cell23">
            <text:p text:style-name="P39"><text:span text:style-name="T39_1">05</text:span><text:span text:style-name="T39_2"><text:s/></text:span></text:p>
          </table:table-cell>
          <table:table-cell table:style-name="Cell24">
            <text:p text:style-name="P40"><text:span text:style-name="T40_1">5,9</text:span><text:span text:style-name="T40_2"><text:s/></text:span></text:p>
          </table:table-cell>
        </table:table-row>
      </table:table>
      <text:p text:style-name="P41"><text:span text:style-name="T41_1"> </text:span><text:span text:style-name="T41_2"><text:s/></text:span></text:p>
      <text:p text:style-name="P42"><text:span text:style-name="T42_1"> </text:span><text:span text:style-name="T42_2"><text:s/></text:span></text:p>
      <text:p text:style-name="P43"><text:span text:style-name="T43_1">Média:</text:span><text:span text:style-name="T43_2"><text:s/>6,73</text:span><text:span text:style-name="T43_3"><text:s/>s.</text:span><text:span text:style-name="T43_4"><text:s/></text:span><text:span text:style-name="T43_5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Reserpina-Controle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